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 svg:font-family="ARial" style:font-family-generic="swiss"/>
    <style:font-face style:name="CMTT10" svg:font-family="CMTT10" style:font-family-generic="swiss"/>
    <style:font-face style:name="CharterBT-Bold" svg:font-family="CharterBT-Bold" style:font-family-generic="swiss"/>
    <style:font-face style:name="CharterBT-Italic" svg:font-family="CharterBT-Italic" style:font-family-generic="swiss"/>
    <style:font-face style:name="CharterBT-Roman" svg:font-family="CharterBT-Roman" style:font-family-generic="swis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line-height="0.499cm">
        <style:tab-stops>
          <style:tab-stop style:position="4.948cm"/>
        </style:tab-stops>
      </style:paragraph-properties>
    </style:style>
    <style:style style:name="P3" style:family="paragraph" style:parent-style-name="Standard">
      <style:paragraph-properties>
        <style:tab-stops>
          <style:tab-stop style:position="4.948cm"/>
        </style:tab-stops>
      </style:paragraph-properties>
      <style:text-properties style:font-name="ARial"/>
    </style:style>
    <style:style style:name="P4" style:family="paragraph" style:parent-style-name="Standard">
      <style:paragraph-properties>
        <style:tab-stops>
          <style:tab-stop style:position="4.948cm"/>
        </style:tab-stops>
      </style:paragraph-properties>
    </style:style>
    <style:style style:name="P5" style:family="paragraph" style:parent-style-name="Standard">
      <style:paragraph-properties fo:line-height="100%">
        <style:tab-stops>
          <style:tab-stop style:position="4.948cm"/>
        </style:tab-stops>
      </style:paragraph-properties>
    </style:style>
    <style:style style:name="P6" style:family="paragraph" style:parent-style-name="Standard">
      <style:paragraph-properties>
        <style:tab-stops>
          <style:tab-stop style:position="4.948cm"/>
        </style:tab-stops>
      </style:paragraph-properties>
      <style:text-properties style:font-name="ARial" fo:font-size="10pt" style:font-size-asian="10pt" style:font-size-complex="10pt"/>
    </style:style>
    <style:style style:name="P7" style:family="paragraph" style:parent-style-name="Standard">
      <style:paragraph-properties fo:line-height="0.499cm">
        <style:tab-stops>
          <style:tab-stop style:position="4.948cm"/>
        </style:tab-stops>
      </style:paragraph-properties>
      <style:text-properties fo:font-variant="normal" fo:text-transform="none" fo:color="#000000" style:text-outline="false" style:text-line-through-style="none" style:text-position="0% 100%" style:font-name="CharterBT-Bold" fo:font-size="11.5pt" fo:letter-spacing="normal" fo:language="es" fo:country="CL" fo:font-style="normal" fo:text-shadow="none" style:text-underline-style="none" fo:font-weight="bold" style:text-underline-mode="continuous" style:text-line-through-mode="continuous" style:letter-kerning="true" fo:background-color="transparent" style:font-name-asian="CharterBT-Bold" style:font-size-asian="11.5pt" style:language-asian="none" style:country-asian="none" style:font-style-asian="normal" style:font-weight-asian="bold" style:font-name-complex="CharterBT-Bold" style:font-size-complex="11.5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none"/>
    </style:style>
    <style:style style:name="P8" style:family="paragraph" style:parent-style-name="Standard" style:master-page-name="">
      <style:paragraph-properties fo:margin-left="0cm" fo:margin-right="0cm" fo:margin-top="0.192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4.851cm"/>
        </style:tab-stops>
        <style:background-image/>
      </style:paragraph-properties>
      <style:text-properties fo:hyphenate="false" fo:hyphenation-remain-char-count="2" fo:hyphenation-push-char-count="2"/>
    </style:style>
    <style:style style:name="P9" style:family="paragraph" style:parent-style-name="Standard">
      <style:paragraph-properties fo:margin-left="0cm" fo:margin-right="0cm" fo:margin-top="0.192cm" fo:margin-bottom="0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tab-stop style:position="4.851cm"/>
        </style:tab-stops>
        <style:background-image/>
      </style:paragraph-properties>
      <style:text-properties fo:hyphenate="false" fo:hyphenation-remain-char-count="2" fo:hyphenation-push-char-count="2"/>
    </style:style>
    <style:style style:name="P10" style:family="paragraph" style:parent-style-name="Standard">
      <style:paragraph-properties fo:margin-left="0cm" fo:margin-right="0cm" fo:margin-top="0cm" fo:margin-bottom="0cm" fo:line-height="0.353cm"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tab-stop style:position="4.948cm"/>
        </style:tab-stops>
        <style:background-image/>
      </style:paragraph-properties>
      <style:text-properties fo:hyphenate="false" fo:hyphenation-remain-char-count="2" fo:hyphenation-push-char-count="2"/>
    </style:style>
    <style:style style:name="P11" style:family="paragraph" style:parent-style-name="Standard">
      <style:paragraph-properties fo:margin-left="0cm" fo:margin-right="0cm" fo:margin-top="0cm" fo:margin-bottom="0cm" fo:line-height="0.353cm"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tab-stop style:position="4.948cm"/>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L" fo:font-style="normal" fo:text-shadow="none" style:text-underline-style="none" fo:font-weight="normal" style:text-underline-mode="continuous" style:text-line-through-mode="continuous" style:letter-kerning="true" fo:background-color="transparent" style:font-name-asian="Times New Roman" style:font-size-asian="12pt" style:language-asian="none" style:country-asian="none" style:font-style-asian="normal" style:font-weight-asian="normal" style:font-name-complex="Times New Roman" style:font-size-complex="12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fo:hyphenate="false" fo:hyphenation-remain-char-count="2" fo:hyphenation-push-char-count="2"/>
    </style:style>
    <style:style style:name="P12" style:family="paragraph" style:parent-style-name="Standard" style:master-page-name="">
      <style:paragraph-properties fo:margin-left="0cm" fo:margin-right="0cm" fo:margin-top="0cm" fo:margin-bottom="0cm" fo:line-height="0.353cm"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13" style:family="paragraph" style:parent-style-name="Standard">
      <style:paragraph-properties fo:margin-left="0cm" fo:margin-right="0cm" fo:margin-top="0.196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4.851cm"/>
        </style:tab-stops>
        <style:background-image/>
      </style:paragraph-properties>
      <style:text-properties fo:hyphenate="false" fo:hyphenation-remain-char-count="2" fo:hyphenation-push-char-count="2"/>
    </style:style>
    <style:style style:name="P14" style:family="paragraph" style:parent-style-name="Standard">
      <style:paragraph-properties fo:margin-left="0cm" fo:margin-right="0cm" fo:margin-top="0.196cm" fo:margin-bottom="0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tab-stop style:position="4.851cm"/>
        </style:tab-stops>
        <style:background-image/>
      </style:paragraph-properties>
      <style:text-properties fo:hyphenate="false" fo:hyphenation-remain-char-count="2" fo:hyphenation-push-char-count="2"/>
    </style:style>
    <style:style style:name="P15" style:family="paragraph" style:parent-style-name="Standard" style:master-page-name="">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T1" style:family="text" style:parent-style-name="Zeichenformat">
      <style:text-properties fo:font-size="16pt" style:font-size-asian="16pt" style:font-size-complex="16pt"/>
    </style:style>
    <style:style style:name="T2" style:family="text" style:parent-style-name="Zeichenformat">
      <style:text-properties style:font-name="ARial" fo:font-size="18pt" style:font-size-asian="18pt" style:font-size-complex="18pt"/>
    </style:style>
    <style:style style:name="T3" style:family="text" style:parent-style-name="Zeichenformat">
      <style:text-properties style:font-name="ARial" fo:font-size="14pt" style:font-size-asian="14pt" style:font-size-complex="14pt"/>
    </style:style>
    <style:style style:name="T4" style:family="text" style:parent-style-name="Zeichenformat">
      <style:text-properties style:font-name="ARial" fo:font-size="10pt" style:font-size-asian="10pt" style:font-size-complex="10pt"/>
    </style:style>
    <style:style style:name="T5" style:family="text" style:parent-style-name="Zeichenformat">
      <style:text-properties fo:font-variant="normal" fo:text-transform="none" fo:color="#000000" style:text-outline="false" style:text-line-through-style="none" style:text-position="0% 100%" style:font-name="ARial" fo:font-size="10pt" fo:letter-spacing="normal" fo:language="es" fo:country="CL" fo:font-style="normal" fo:text-shadow="none" style:text-underline-style="none" fo:font-weight="normal" style:text-underline-mode="continuous" style:text-line-through-mode="continuous" style:letter-kerning="true" fo:background-color="transparent" style:font-name-asian="CharterBT-Roman" style:font-size-asian="10pt" style:language-asian="none" style:country-asian="none" style:font-style-asian="normal" style:font-weight-asian="normal" style:font-name-complex="CharterBT-Roman" style:font-size-complex="10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6" style:family="text" style:parent-style-name="Zeichenformat">
      <style:text-properties fo:font-variant="normal" fo:text-transform="none" style:use-window-font-color="true" style:text-outline="false" style:text-line-through-style="none" style:text-position="0% 100%" style:font-name="ARial" fo:font-size="10pt" fo:letter-spacing="normal" fo:language="es" fo:country="CL" fo:font-style="normal" fo:text-shadow="none" style:text-underline-style="none" fo:font-weight="normal" style:text-underline-mode="continuous" style:text-line-through-mode="continuous" style:letter-kerning="true" fo:background-color="transparent" style:font-name-asian="Times New Roman" style:font-size-asian="10pt" style:language-asian="none" style:country-asian="none" style:font-style-asian="normal" style:font-weight-asian="normal" style:font-name-complex="Times New Roman" style:font-size-complex="10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7" style:family="text" style:parent-style-name="Zeichenformat">
      <style:text-properties fo:font-variant="normal" fo:text-transform="none" fo:color="#000000" style:text-outline="false" style:text-line-through-style="none" style:text-position="0% 100%" style:font-name="ARial" fo:font-size="10pt" fo:letter-spacing="normal" fo:language="es" fo:country="CL" fo:font-style="normal" fo:text-shadow="none" style:text-underline-style="none" fo:font-weight="normal" style:text-underline-mode="continuous" style:text-line-through-mode="continuous" style:letter-kerning="true" fo:background-color="transparent" style:font-name-asian="CMTT10" style:font-size-asian="10pt" style:language-asian="none" style:country-asian="none" style:font-style-asian="normal" style:font-weight-asian="normal" style:font-name-complex="CMTT10" style:font-size-complex="10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8" style:family="text" style:parent-style-name="Zeichenformat">
      <style:text-properties fo:font-variant="normal" fo:text-transform="none" fo:color="#000000" style:text-outline="false" style:text-line-through-style="none" style:text-position="0% 100%" style:font-name="ARial" fo:font-size="10pt" fo:letter-spacing="normal" fo:language="es" fo:country="CL" fo:font-style="normal" fo:text-shadow="none" style:text-underline-style="none" fo:font-weight="bold" style:text-underline-mode="continuous" style:text-line-through-mode="continuous" style:letter-kerning="true" fo:background-color="transparent" style:font-name-asian="CharterBT-Bold" style:font-size-asian="10pt" style:language-asian="none" style:country-asian="none" style:font-style-asian="normal" style:font-weight-asian="bold" style:font-name-complex="CharterBT-Bold" style:font-size-complex="10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none"/>
    </style:style>
    <style:style style:name="T9" style:family="text" style:parent-style-name="Zeichenformat">
      <style:text-properties fo:font-variant="normal" fo:text-transform="none" fo:color="#000000" style:text-outline="false" style:text-line-through-style="none" style:text-position="0% 100%" style:font-name="ARial" fo:font-size="10pt" fo:letter-spacing="normal" fo:language="es" fo:country="CL" fo:font-style="italic" fo:text-shadow="none" style:text-underline-style="none" fo:font-weight="normal" style:text-underline-mode="continuous" style:text-line-through-mode="continuous" style:letter-kerning="true" fo:background-color="transparent" style:font-name-asian="CharterBT-Italic" style:font-size-asian="10pt" style:language-asian="none" style:country-asian="none" style:font-style-asian="italic" style:font-weight-asian="normal" style:font-name-complex="CharterBT-Italic" style:font-size-complex="10pt" style:language-complex="none" style:country-complex="none" style:font-style-complex="italic" style:font-weight-complex="normal" style:text-rotation-angle="0" style:text-rotation-scale="line-height" style:text-emphasize="none" style:text-combine="none" style:text-combine-start-char="" style:text-combine-end-char="" style:text-scale="100%" style:font-relief="none" text:display="none"/>
    </style:style>
    <style:style style:name="T10" style:family="text" style:parent-style-name="Zeichenformat">
      <style:text-properties fo:color="#000000" style:font-name="ARial" fo:font-size="10pt" style:font-name-asian="CharterBT-Roman" style:font-size-asian="10pt" style:font-name-complex="CharterBT-Roman" style:font-size-complex="10pt"/>
    </style:style>
    <style:style style:name="T11" style:family="text" style:parent-style-name="Zeichenformat">
      <style:text-properties style:font-name="ARial"/>
    </style:style>
    <style:style style:name="T12" style:family="text" style:parent-style-name="Zeichenformat">
      <style:text-properties fo:font-variant="normal" fo:text-transform="none" style:text-outline="false" style:text-line-through-style="none" style:text-position="0% 100%" style:font-name="ARial" fo:font-size="10pt" fo:letter-spacing="normal" fo:language="es" fo:country="CL" fo:font-style="normal" fo:text-shadow="none" style:text-underline-style="none" fo:font-weight="normal" style:text-underline-mode="continuous" style:text-line-through-mode="continuous" style:letter-kerning="true" fo:background-color="transparent" style:font-size-asian="10pt" style:language-asian="none" style:country-asian="none" style:font-style-asian="normal" style:font-weight-asian="normal" style:font-size-complex="10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13" style:family="text" style:parent-style-name="Zeichenformat">
      <style:text-properties fo:font-variant="normal" fo:text-transform="none" fo:color="#000000" style:text-outline="false" style:text-line-through-style="none" style:text-position="0% 100%" style:font-name="ARial" fo:font-size="14pt" fo:letter-spacing="normal" fo:language="es" fo:country="CL" fo:font-style="normal" fo:text-shadow="none" style:text-underline-style="none" fo:font-weight="bold" style:text-underline-mode="continuous" style:text-line-through-mode="continuous" style:letter-kerning="true" fo:background-color="transparent" style:font-name-asian="CharterBT-Bold" style:font-size-asian="14pt" style:language-asian="none" style:country-asian="none" style:font-style-asian="normal" style:font-weight-asian="bold" style:font-name-complex="CharterBT-Bold" style:font-size-complex="14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none"/>
    </style:style>
    <style:style style:name="T14" style:family="text" style:parent-style-name="Zeichenformat">
      <style:text-properties fo:font-variant="normal" fo:text-transform="none" style:use-window-font-color="true" style:text-outline="false" style:text-line-through-style="none" style:text-position="0% 100%" style:font-name="ARial" fo:font-size="12pt" fo:letter-spacing="normal" fo:language="es" fo:country="CL" fo:font-style="normal" fo:text-shadow="none" style:text-underline-style="none" fo:font-weight="normal" style:text-underline-mode="continuous" style:text-line-through-mode="continuous" style:letter-kerning="true" fo:background-color="transparent" style:font-name-asian="Times New Roman" style:font-size-asian="12pt" style:language-asian="none" style:country-asian="none" style:font-style-asian="normal" style:font-weight-asian="normal" style:font-name-complex="Times New Roman" style:font-size-complex="12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15" style:family="text" style:parent-style-name="Zeichenformat">
      <style:text-properties fo:font-variant="normal" fo:text-transform="none" fo:color="#000000" style:text-outline="false" style:text-line-through-style="none" style:text-position="0% 100%" style:font-name="ARial" fo:font-size="9.5pt" fo:letter-spacing="normal" fo:language="es" fo:country="CL" fo:font-style="normal" fo:text-shadow="none" style:text-underline-style="none" fo:font-weight="normal" style:text-underline-mode="continuous" style:text-line-through-mode="continuous" style:letter-kerning="true" fo:background-color="transparent" style:font-name-asian="CharterBT-Roman" style:font-size-asian="9.5pt" style:language-asian="none" style:country-asian="none" style:font-style-asian="normal" style:font-weight-asian="normal" style:font-name-complex="CharterBT-Roman" style:font-size-complex="9.5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16" style:family="text" style:parent-style-name="Zeichenformat">
      <style:text-properties fo:color="#000000" style:font-name="ARial" fo:font-size="9.5pt" style:font-name-asian="CharterBT-Roman" style:font-size-asian="9.5pt" style:font-name-complex="CharterBT-Roman" style:font-size-complex="9.5pt"/>
    </style:style>
    <style:style style:name="T17" style:family="text" style:parent-style-name="Zeichenformat">
      <style:text-properties fo:font-variant="normal" fo:text-transform="none" style:use-window-font-color="true" style:text-outline="false" style:text-line-through-style="none" style:text-position="0% 100%" style:font-name="ARial" fo:font-size="10pt" fo:letter-spacing="normal" fo:language="es" fo:country="CL" fo:font-style="normal" fo:text-shadow="none" style:text-underline-style="none" fo:font-weight="bold" style:text-underline-mode="continuous" style:text-line-through-mode="continuous" style:letter-kerning="true" fo:background-color="transparent" style:font-name-asian="Times New Roman" style:font-size-asian="10pt" style:language-asian="none" style:country-asian="none" style:font-style-asian="normal" style:font-weight-asian="bold" style:font-name-complex="CharterBT-Bold" style:font-size-complex="10pt" style:language-complex="none"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none"/>
    </style:style>
    <style:style style:name="T18" style:family="text" style:parent-style-name="Zeichenformat">
      <style:text-properties fo:font-variant="normal" fo:text-transform="none" fo:color="#000000" style:text-outline="false" style:text-line-through-style="none" style:text-position="0% 100%" style:font-name="ARial" fo:font-size="6pt" fo:letter-spacing="normal" fo:language="es" fo:country="CL" fo:font-style="normal" fo:text-shadow="none" style:text-underline-style="none" fo:font-weight="normal" style:text-underline-mode="continuous" style:text-line-through-mode="continuous" style:letter-kerning="true" fo:background-color="transparent" style:font-name-asian="CharterBT-Roman" style:font-size-asian="6pt" style:language-asian="none" style:country-asian="none" style:font-style-asian="normal" style:font-weight-asian="normal" style:font-name-complex="CharterBT-Roman" style:font-size-complex="6pt" style:language-complex="none"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fr1" style:family="graphic" style:parent-style-name="Formula">
      <style:graphic-properties style:wrap="parallel" style:number-wrapped-paragraphs="no-limit" style:wrap-contour="true" style:wrap-contour-mode="full" style:vertical-pos="middle" style:vertical-rel="text"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Standard"><text:span text:style-name="T2">CURRÍCULUM VITAE</text:span></text:p>
      <text:p text:style-name="P1"/>
      <text:p text:style-name="P1"/>
      <text:p text:style-name="Standard"><text:span text:style-name="T3">Datos Personales</text:span></text:p>
      <text:p text:style-name="Standard"><text:span text:style-name="T4"/></text:p>
      <text:p text:style-name="P2"><text:span text:style-name="T5">Nombre Completo </text:span><text:span text:style-name="T6"><text:tab/></text:span><text:span text:style-name="T5">Manuel José Arredondo Maritano</text:span></text:p>
      <text:p text:style-name="P2"><text:span text:style-name="T5">RUT </text:span><text:span text:style-name="T6"><text:tab/></text:span><text:span text:style-name="T5">16.141.590-1</text:span></text:p>
      <text:p text:style-name="P2"><text:span text:style-name="T5">Fecha de Nacimiento </text:span><text:span text:style-name="T6"><text:tab/></text:span><text:span text:style-name="T5">29 de Marzo de 1985</text:span></text:p>
      <text:p text:style-name="P2"><text:span text:style-name="T5">Edad </text:span><text:span text:style-name="T6"><text:tab/></text:span><text:span text:style-name="T5">21 años</text:span></text:p>
      <text:p text:style-name="P2"><text:span text:style-name="T5">Dirección </text:span><text:span text:style-name="T6"><text:tab/></text:span><text:span text:style-name="T5">Talasia 550, Jardín del Mar, Viña del Mar</text:span></text:p>
      <text:p text:style-name="P2"><text:span text:style-name="T5">Fono Hogar </text:span><text:span text:style-name="T6"><text:tab/></text:span><text:span text:style-name="T5">+56 32 2 836290</text:span></text:p>
      <text:p text:style-name="P2"><text:span text:style-name="T5">Fono Móvil </text:span><text:span text:style-name="T6"><text:tab/></text:span><text:span text:style-name="T5">+56 08 90479887</text:span></text:p>
      <text:p text:style-name="P2"><text:span text:style-name="T5">E-Mail</text:span><text:span text:style-name="T6"><text:tab/></text:span><text:span text:style-name="T7">marredo@alumnos.inf.utfsm.cl</text:span></text:p>
      <text:p text:style-name="P2"><text:span text:style-name="T5">Estado Civil </text:span><text:span text:style-name="T6"><text:tab/></text:span><text:span text:style-name="T5">Soltero</text:span></text:p>
      <text:p text:style-name="P2"><text:span text:style-name="T5">Ocupación </text:span><text:span text:style-name="T6"><text:tab/></text:span><text:span text:style-name="T5">Estudiante</text:span></text:p>
      <text:p text:style-name="P3"/>
      <text:p text:style-name="P3"/>
      <text:p text:style-name="P4"><text:span text:style-name="T3">Educación</text:span></text:p>
      <text:p text:style-name="P4"><text:span text:style-name="T4"/></text:p>
      <text:p text:style-name="P5"><text:span text:style-name="T5">2004 - a la fecha </text:span><text:span text:style-name="T6"><text:tab/></text:span><text:span text:style-name="T5">Educación Superior: Universidad Técnica Federico Santa María,<text:tab/><text:tab/><text:tab/>Ingeniería Ejecución en Informática</text:span></text:p>
      <text:p text:style-name="P2"><text:span text:style-name="T5">2001 - 2003 </text:span><text:span text:style-name="T6"><text:tab/></text:span><text:span text:style-name="T5">Educación Media: The Mackay School, Reñaca, Viña del Mar</text:span></text:p>
      <text:p text:style-name="P2"><text:span text:style-name="T5">2000 </text:span><text:span text:style-name="T6"><text:tab/></text:span><text:span text:style-name="T5">Educación Media: Colegio Valle del Aconcagua, Quillota</text:span></text:p>
      <text:p text:style-name="P2"><text:span text:style-name="T5">1997 - 1999 </text:span><text:span text:style-name="T6"><text:tab/></text:span><text:span text:style-name="T5">Educación Básica: Colegio Valle del Aconcagua, Quillota</text:span></text:p>
      <text:p text:style-name="P2"><text:span text:style-name="T5">1991 - 1996 </text:span><text:span text:style-name="T6"><text:tab/></text:span><text:span text:style-name="T5">Educación Básica: Instituto Rafael Aristía, Quillota</text:span></text:p>
      <text:p text:style-name="P6"/>
      <text:p text:style-name="P6"/>
      <text:p text:style-name="P4"><text:span text:style-name="T3">Experiencia Laboral</text:span></text:p>
      <text:p text:style-name="P4"><text:span text:style-name="T4"/></text:p>
      <text:p text:style-name="P4"><text:span text:style-name="T5">2001 - 2002</text:span><text:span text:style-name="T6"><text:tab/></text:span><text:span text:style-name="T8">Imagineria LTDA, Quillota<text:tab/><text:tab/><text:tab/><text:tab/><text:tab/><text:tab/><text:tab/></text:span><text:span text:style-name="T9">Programador<text:tab/><text:tab/><text:tab/><text:tab/><text:tab/><text:tab/><text:tab/><text:tab/><text:tab/></text:span><text:span text:style-name="T10">Diseño, Desarrollo y Mantención de sitios web<text:tab/><text:tab/><text:tab/><text:tab/>Administración de Base de datos MySQL</text:span></text:p>
      <text:p text:style-name="P6"/>
      <text:p text:style-name="P3"/>
      <text:p text:style-name="P4"><text:span text:style-name="T3">Informática</text:span></text:p>
      <text:p text:style-name="P4"><text:span text:style-name="T4"/></text:p>
      <text:p text:style-name="P2"><text:span text:style-name="T5">Lenguajes </text:span><text:span text:style-name="T6"><text:tab/></text:span><text:span text:style-name="T5">C,Pascal,SQL,PHP,HTML</text:span></text:p>
      <text:p text:style-name="P2"><text:span text:style-name="T5">Sistemas Operativos </text:span><text:span text:style-name="T6"><text:tab/></text:span><text:span text:style-name="T5">Administración Básica de Servidores Linux<text:tab/><text:tab/><text:tab/><text:tab/><text:tab/>Administración Básica Windows XP/2000</text:span></text:p>
      <text:p text:style-name="P2"><text:span text:style-name="T5">Otros </text:span><text:span text:style-name="T6"><text:tab/></text:span><text:span text:style-name="T5">Administración Base de Datos MySql<text:tab/><text:tab/><text:tab/><text:tab/><text:tab/><text:tab/></text:span><text:span text:style-name="T10">Usuario Nivel Medio Herramientas Adobe/Macromedia Dreamweaver,<text:tab/>Fireworks, Photoshop, Otros</text:span></text:p>
      <text:p text:style-name="P7"><text:span text:style-name="T11"/></text:p>
      <text:p text:style-name="P7"><text:span text:style-name="T11"/></text:p>
      <text:p text:style-name="P7"><text:span text:style-name="T11"/></text:p>
      <text:p text:style-name="P7"><text:span text:style-name="T3"/></text:p>
      <text:p text:style-name="P7"><text:span text:style-name="T3">Seminarios y Eventos</text:span></text:p>
      <text:p text:style-name="P7"><text:span text:style-name="T4"/></text:p>
      <text:p text:style-name="P8"><text:span text:style-name="T5">2004</text:span><text:span text:style-name="T12"><text:tab/></text:span><text:span text:style-name="T5">”Quinto Encuentro Linux”, Universidad Técnica Federico Santa María</text:span></text:p>
      <text:p text:style-name="P9"/>
      <text:p text:style-name="P9"/>
      <text:p text:style-name="P9"><text:span text:style-name="T13">Idiomas</text:span></text:p>
      <text:p text:style-name="P10"><text:span text:style-name="T14"><text:tab/></text:span><text:span text:style-name="T15">Español Lengua Nativa</text:span></text:p>
      <text:p text:style-name="P11"><text:span text:style-name="T16"><text:tab/>Ingles Básico oral</text:span></text:p>
      <text:p text:style-name="P12"/>
      <text:p text:style-name="P13"><text:span text:style-name="T13"/></text:p>
      <text:p text:style-name="P14"><text:span text:style-name="T13">Hobbies</text:span></text:p>
      <text:p text:style-name="P14"><text:span text:style-name="T8"/></text:p>
      <text:p text:style-name="P4"><text:span text:style-name="T17"><text:tab/></text:span><text:span text:style-name="T5">Música</text:span></text:p>
      <text:p text:style-name="P4"><text:span text:style-name="Zeichenformat"><text:span text:style-name="T5"><text:tab/>Cocina</text:span></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15"><draw:frame draw:style-name="fr1" draw:name="Objeto1" text:anchor-type="as-char" svg:width="1.52cm" svg:height="0.623cm" draw:z-index="0"><draw:object xlink:href="./Object 1" xlink:type="simple" xlink:show="embed" xlink:actuate="onLoad"/><draw:image xlink:href="./ObjectReplacements/Object 1" xlink:type="simple" xlink:show="embed" xlink:actuate="onLoad"/><draw:contour-polygon svg:width="1.429cm" svg:height="0.556cm" svg:viewBox="0 0 1429 556" draw:points="476,53 476,79 476,106 450,106 450,106 185,132 185,159 159,159 159,159 185,185 185,212 159,238 159,265 159,291 132,318 132,344 132,370 132,397 106,397 106,397 106,423 106,450 926,476 926,503 900,503 900,503 900,529 900,556 1058,556 1085,529 1085,503 1058,476 1402,450 1402,423 1402,397 1402,397 1376,370 1376,370 1376,370 1349,344 1349,344 1349,318 1349,291 1349,265 1376,238 1402,212 1429,185 1429,159 1429,132 556,106 529,79 529,53"/></draw:frame>/<text:span text:style-name="T18"> </text:span><text:span text:style-name="T5">Valparaío, 22 de agosto de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 svg:font-family="ARial" style:font-family-generic="swiss"/>
    <style:font-face style:name="CMTT10" svg:font-family="CMTT10" style:font-family-generic="swiss"/>
    <style:font-face style:name="CharterBT-Bold" svg:font-family="CharterBT-Bold" style:font-family-generic="swiss"/>
    <style:font-face style:name="CharterBT-Italic" svg:font-family="CharterBT-Italic" style:font-family-generic="swiss"/>
    <style:font-face style:name="CharterBT-Roman" svg:font-family="CharterBT-Roman" style:font-family-generic="swis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L"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Vertical_20_Numbering_20_Symbols"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fo:font-size="8pt" style:font-size-asian="8pt" style:font-size-complex="8pt"/>
    </style:style>
    <style:page-layout style:name="pm1">
      <style:page-layout-properties fo:page-width="21.59cm" fo:page-height="27.94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22T17:02:25</meta:creation-date>
    <dc:date>2006-08-22T18:06:30</dc:date>
    <dc:language>es-CL</dc:language>
    <meta:editing-cycles>13</meta:editing-cycles>
    <meta:editing-duration>PT1H4M6S</meta:editing-duration>
    <meta:user-defined meta:name="Info 1"/>
    <meta:user-defined meta:name="Info 2"/>
    <meta:user-defined meta:name="Info 3"/>
    <meta:user-defined meta:name="Info 4"/>
    <meta:document-statistic meta:table-count="0" meta:image-count="0" meta:object-count="1" meta:page-count="2" meta:paragraph-count="34" meta:word-count="189" meta:character-count="1369"/>
  </office:meta>
</office:document-meta>
</file>

<file path=Object 1/content.xml><?xml version="1.0" encoding="utf-8"?>
<!DOCTYPE math  PUBLIC '-//OpenOffice.org//DTD Modified W3C MathML 1.01//EN'  'math.dtd'>
<math:math xmlns:math="http://www.w3.org/1998/Math/MathML">
  <math:semantics>
    <math:mrow>
      <math:msup>
        <math:mi>L</math:mi>
        <math:mi>A</math:mi>
      </math:msup>
      <math:msub>
        <math:mi>T</math:mi>
        <math:mi>E</math:mi>
      </math:msub>
      <math:mi>X</math:mi>
    </math:mrow>
    <math:annotation math:encoding="StarMath 5.0">L^{A}T_{E}X </math:annotation>
  </math:semantics>
</math:math>
</file>